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3.468cm" table:align="left"/>
    </style:style>
    <style:style style:name="Table1.A" style:family="table-column">
      <style:table-column-properties style:column-width="3.46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3.586cm" table:align="left"/>
    </style:style>
    <style:style style:name="Table2.A" style:family="table-column">
      <style:table-column-properties style:column-width="3.586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3.914cm" table:align="left"/>
    </style:style>
    <style:style style:name="Table3.A" style:family="table-column">
      <style:table-column-properties style:column-width="3.914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3.679cm" table:align="left"/>
    </style:style>
    <style:style style:name="Table4.A" style:family="table-column">
      <style:table-column-properties style:column-width="3.679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0.298cm" table:align="left"/>
    </style:style>
    <style:style style:name="Table5.A" style:family="table-column">
      <style:table-column-properties style:column-width="0.298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2.428cm" table:align="left"/>
    </style:style>
    <style:style style:name="Table6.A" style:family="table-column">
      <style:table-column-properties style:column-width="12.42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7.895cm" table:align="left"/>
    </style:style>
    <style:style style:name="Table7.A" style:family="table-column">
      <style:table-column-properties style:column-width="7.895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.254cm" table:align="left"/>
    </style:style>
    <style:style style:name="Table8.A" style:family="table-column">
      <style:table-column-properties style:column-width="1.254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5.211cm" table:align="left"/>
    </style:style>
    <style:style style:name="Table9.A" style:family="table-column">
      <style:table-column-properties style:column-width="5.211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0.504cm" table:align="left"/>
    </style:style>
    <style:style style:name="Table10.A" style:family="table-column">
      <style:table-column-properties style:column-width="0.504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0.186cm" table:align="left"/>
    </style:style>
    <style:style style:name="Table11.A" style:family="table-column">
      <style:table-column-properties style:column-width="10.186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2.688cm" table:align="left"/>
    </style:style>
    <style:style style:name="Table12.A" style:family="table-column">
      <style:table-column-properties style:column-width="2.688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6.44cm" table:align="left"/>
    </style:style>
    <style:style style:name="Table13.A" style:family="table-column">
      <style:table-column-properties style:column-width="6.44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9.513cm" table:align="left"/>
    </style:style>
    <style:style style:name="Table14.A" style:family="table-column">
      <style:table-column-properties style:column-width="9.513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6.862cm" table:align="left"/>
    </style:style>
    <style:style style:name="Table15.A" style:family="table-column">
      <style:table-column-properties style:column-width="6.862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0.504cm" table:align="left"/>
    </style:style>
    <style:style style:name="Table16.A" style:family="table-column">
      <style:table-column-properties style:column-width="0.504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7.392cm" table:align="left"/>
    </style:style>
    <style:style style:name="Table17.A" style:family="table-column">
      <style:table-column-properties style:column-width="7.392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0.504cm" table:align="left"/>
    </style:style>
    <style:style style:name="Table18.A" style:family="table-column">
      <style:table-column-properties style:column-width="0.504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0.298cm" table:align="left"/>
    </style:style>
    <style:style style:name="Table19.A" style:family="table-column">
      <style:table-column-properties style:column-width="0.298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0.73cm" table:align="left"/>
    </style:style>
    <style:style style:name="Table20.A" style:family="table-column">
      <style:table-column-properties style:column-width="0.73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.513cm" table:align="left"/>
    </style:style>
    <style:style style:name="Table21.A" style:family="table-column">
      <style:table-column-properties style:column-width="1.513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0.504cm" table:align="left"/>
    </style:style>
    <style:style style:name="Table22.A" style:family="table-column">
      <style:table-column-properties style:column-width="0.504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2.9cm" table:align="left"/>
    </style:style>
    <style:style style:name="Table23.A" style:family="table-column">
      <style:table-column-properties style:column-width="2.9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8.779cm" table:align="left"/>
    </style:style>
    <style:style style:name="Table24.A" style:family="table-column">
      <style:table-column-properties style:column-width="8.779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12.227cm" table:align="left"/>
    </style:style>
    <style:style style:name="Table25.A" style:family="table-column">
      <style:table-column-properties style:column-width="12.227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11.324cm" fo:margin-left="0.037cm" table:align="left"/>
    </style:style>
    <style:style style:name="Table26.A" style:family="table-column">
      <style:table-column-properties style:column-width="11.324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11.164cm" table:align="left"/>
    </style:style>
    <style:style style:name="Table27.A" style:family="table-column">
      <style:table-column-properties style:column-width="11.164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0.504cm" table:align="left"/>
    </style:style>
    <style:style style:name="Table28.A" style:family="table-column">
      <style:table-column-properties style:column-width="0.504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6.759cm" table:align="left"/>
    </style:style>
    <style:style style:name="Table29.A" style:family="table-column">
      <style:table-column-properties style:column-width="6.759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1.723cm" table:align="left"/>
    </style:style>
    <style:style style:name="Table30.A" style:family="table-column">
      <style:table-column-properties style:column-width="1.723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0.504cm" table:align="left"/>
    </style:style>
    <style:style style:name="Table31.A" style:family="table-column">
      <style:table-column-properties style:column-width="0.504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8.643cm" table:align="left"/>
    </style:style>
    <style:style style:name="Table32.A" style:family="table-column">
      <style:table-column-properties style:column-width="8.643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2.475cm" table:align="left"/>
    </style:style>
    <style:style style:name="Table33.A" style:family="table-column">
      <style:table-column-properties style:column-width="2.475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7.671cm" table:align="left"/>
    </style:style>
    <style:style style:name="Table34.A" style:family="table-column">
      <style:table-column-properties style:column-width="7.671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8.43cm" table:align="left"/>
    </style:style>
    <style:style style:name="Table35.A" style:family="table-column">
      <style:table-column-properties style:column-width="8.43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1.087cm" table:align="left"/>
    </style:style>
    <style:style style:name="Table36.A" style:family="table-column">
      <style:table-column-properties style:column-width="1.087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8.192cm" table:align="left"/>
    </style:style>
    <style:style style:name="Table37.A" style:family="table-column">
      <style:table-column-properties style:column-width="8.192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0.504cm" table:align="left"/>
    </style:style>
    <style:style style:name="Table38.A" style:family="table-column">
      <style:table-column-properties style:column-width="0.504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10.398cm" table:align="left"/>
    </style:style>
    <style:style style:name="Table39.A" style:family="table-column">
      <style:table-column-properties style:column-width="10.398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10.906cm" table:align="left"/>
    </style:style>
    <style:style style:name="Table40.A" style:family="table-column">
      <style:table-column-properties style:column-width="10.906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9.361cm" table:align="left"/>
    </style:style>
    <style:style style:name="Table41.A" style:family="table-column">
      <style:table-column-properties style:column-width="9.361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8.961cm" table:align="left"/>
    </style:style>
    <style:style style:name="Table42.A" style:family="table-column">
      <style:table-column-properties style:column-width="8.961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4.528cm" table:align="left"/>
    </style:style>
    <style:style style:name="Table43.A" style:family="table-column">
      <style:table-column-properties style:column-width="4.528cm"/>
    </style:style>
    <style:style style:name="Table43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120473" officeooo:paragraph-rsid="00120473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4pt" fo:font-weight="bold" officeooo:rsid="00120473" officeooo:paragraph-rsid="00120473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14pt" fo:font-weight="bold" officeooo:rsid="00120473" officeooo:paragraph-rsid="00120473" style:font-size-asian="14pt" style:font-weight-asian="bold" style:font-size-complex="14pt" style:font-weight-complex="bold"/>
    </style:style>
    <style:style style:name="P4" style:family="paragraph" style:parent-style-name="Text_20_body">
      <style:text-properties officeooo:rsid="00120473" officeooo:paragraph-rsid="00120473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1204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work _3</text:p>
      <text:p text:style-name="P1"/>
      <text:p text:style-name="P2">) Try running the pthreads_0 program on your Beaglebone; extend the upperbound on the while loops in the threadFunction() and main(); does the execution seem anymore "regular" or "predictable" than when running on your PC? Why or why not?</text:p>
      <text:p text:style-name="P3">ANS:-Because the version of the linux are different in the both matchin ....somehow <text:s/>it shows running parallel but actual its very fast sireal processing..</text:p>
      <text:p text:style-name="P3"><text:s/></text:p>
      <text:p text:style-name="Text_20_body">2) Plan a Guessing Game on using pthreads; you compete against pthreads to guess a number between 1 and 1000; the pthreads are delayed between their guesses using a suitable delay of approximately 0.1 to 2 seconds. Moreover, while you can use an efficient binary search, implement sub-optimal search methods for the pthreads. Who wins?</text:p>
      <text:p text:style-name="Text_20_body"/>
      <text:p text:style-name="P4">ANS:-</text:p>
      <text:p text:style-name="P4">//Darshan Mistry</text:p>
      <text:p text:style-name="P4">//Guessing Game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1"/>#include &lt;stdio.h&gt;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12"/>#include &lt;stdlib.h&gt;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13"/>#include &lt;pthread.h&gt;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14"/>#include &lt;unistd.h&gt;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5"><text:bookmark text:name="LC15"/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/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18"/>void*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19"/>threadFunction (void *value)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20"/>{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21"/>int *x = (int*) value; //cast the data passed to an int pointer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22"/>while (*x &lt; 5)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23"/>{ //while the value of x is less than 5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sleep (1); //sleep for 1ms - encourage main thread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25"/>(*x)++; //increment the value of x by 1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26"/>}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27"/>return x; //return the pointer x (as a void*)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28"/>}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P5"><text:bookmark text:name="LC29"/>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30"/>int</text:p>
          </table:table-cell>
        </table:table-row>
      </table:table>
      <table:table table:name="Table21" table:style-name="Table21">
        <table:table-column table:style-name="Table21.A"/>
        <text:soft-page-break/>
        <table:table-row>
          <table:table-cell table:style-name="Table21.A1" office:value-type="string">
            <text:p text:style-name="Table_20_Contents"><text:bookmark text:name="LC31"/>main ()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LC32"/>{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33"/>int x = 0, y = 0;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LC34"/>pthread_t thread; //this is our handle to the pthread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/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/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LC37"/>if (pthread_create (&amp;thread, NULL, &amp;threadFunction, &amp;x) != 0)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38"/>{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39"/>printf ("<text:span text:style-name="T1">Threading failed</text:span>\n");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LC40"/>return 1;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LC41"/>}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LC42"/>// at this point the thread was created successfully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LC43"/>while (y &lt; 5)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<text:bookmark text:name="LC44"/>{ // loop and increment y, displaying values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Table_20_Contents"><text:bookmark text:name="LC45"/>printf ("The value of x=%d and y=%d \n", x, y);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LC46"/>++y;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sleep (1); // encourage the pthread to run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Table_20_Contents"><text:bookmark text:name="LC48"/>}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><text:bookmark text:name="LC49"/>void *result; 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<text:bookmark text:name="LC50"/>pthread_join (thread, &amp;result); // allow the pthread to complete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<text:bookmark text:name="LC51"/>int *z = (int*) result; // cast from void* to int* to get z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><text:bookmark text:name="LC52"/>printf ("Final: x=%d, y=%d and z=%d\n", x, y, *z);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Table_20_Contents"><text:bookmark text:name="LC53"/>return EXIT_SUCCESS;</text:p>
          </table:table-cell>
        </table:table-row>
      </table:table>
      <text:p text:style-name="Text_20_body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23:40:57.536543702</meta:creation-date>
    <dc:date>2020-03-27T23:49:27.067427537</dc:date>
    <meta:editing-duration>PT8M33S</meta:editing-duration>
    <meta:editing-cycles>1</meta:editing-cycles>
    <meta:document-statistic meta:table-count="43" meta:image-count="0" meta:object-count="0" meta:page-count="2" meta:paragraph-count="46" meta:word-count="306" meta:character-count="1732" meta:non-whitespace-character-count="1468"/>
    <meta:generator>LibreOffice/6.0.7.3$Linux_X86_64 LibreOffice_project/00m0$Build-3</meta:generator>
  </office:meta>
</office:document-meta>
</file>